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34632" calcext:value-type="float">
            <text:p>95.7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568" calcext:value-type="float">
            <text:p>94.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2384" calcext:value-type="float">
            <text:p>94.5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0324" calcext:value-type="float">
            <text:p>94.5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9296" calcext:value-type="float">
            <text:p>94.1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3432" calcext:value-type="float">
            <text:p>93.7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3504" calcext:value-type="float">
            <text:p>92.0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1432" calcext:value-type="float">
            <text:p>89.1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86" calcext:value-type="float">
            <text:p>87.8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8272" calcext:value-type="float">
            <text:p>94.3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0624" calcext:value-type="float">
            <text:p>95.6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7264" calcext:value-type="float">
            <text:p>95.4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1144" calcext:value-type="float">
            <text:p>80.7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3232" calcext:value-type="float">
            <text:p>83.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268" calcext:value-type="float">
            <text:p>74.7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0664" calcext:value-type="float">
            <text:p>73.1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7584" calcext:value-type="float">
            <text:p>71.3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53936" calcext:value-type="float">
            <text:p>70.3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54136" calcext:value-type="float">
            <text:p>71.9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568" calcext:value-type="float">
            <text:p>72.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5568" calcext:value-type="float">
            <text:p>69.6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5656" calcext:value-type="float">
            <text:p>68.8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31104" calcext:value-type="float">
            <text:p>69.0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5016" calcext:value-type="float">
            <text:p>67.5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5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